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table:style-name="ce1" office:value-type="string" calcext:value-type="string">
            <text:p>EpCAM -ve Venus +ve</text:p>
          </table:table-cell>
          <table:table-cell table:style-name="ce1" office:value-type="string" calcext:value-type="string">
            <text:p>EpCAM +ve Venus +ve</text:p>
          </table:table-cell>
          <table:table-cell office:value-type="string" calcext:value-type="string">
            <text:p>std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000750555349946514" calcext:value-type="float">
            <text:p>0.00075055534994651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9621" calcext:value-type="float">
            <text:p>0.9621</text:p>
          </table:table-cell>
          <table:table-cell office:value-type="float" office:value="0.00748398289682706" calcext:value-type="float">
            <text:p>0.007483982896827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1182" calcext:value-type="float">
            <text:p>0.1182</text:p>
          </table:table-cell>
          <table:table-cell office:value-type="float" office:value="0.8818" calcext:value-type="float">
            <text:p>0.8818</text:p>
          </table:table-cell>
          <table:table-cell office:value-type="float" office:value="0.0109710224379195" calcext:value-type="float">
            <text:p>0.010971022437919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1576" calcext:value-type="float">
            <text:p>0.1576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00662746809372428" calcext:value-type="float">
            <text:p>0.0066274680937242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1643" calcext:value-type="float">
            <text:p>0.1643</text:p>
          </table:table-cell>
          <table:table-cell office:value-type="float" office:value="0.8357" calcext:value-type="float">
            <text:p>0.8357</text:p>
          </table:table-cell>
          <table:table-cell office:value-type="float" office:value="0.0109658560997306" calcext:value-type="float">
            <text:p>0.010965856099730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000750555349946514" calcext:value-type="float">
            <text:p>0.00075055534994651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9648" calcext:value-type="float">
            <text:p>0.9648</text:p>
          </table:table-cell>
          <table:table-cell office:value-type="float" office:value="0.00748398289682706" calcext:value-type="float">
            <text:p>0.007483982896827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97" calcext:value-type="float">
            <text:p>0.097</text:p>
          </table:table-cell>
          <table:table-cell office:value-type="float" office:value="0.903" calcext:value-type="float">
            <text:p>0.903</text:p>
          </table:table-cell>
          <table:table-cell office:value-type="float" office:value="0.0109710224379195" calcext:value-type="float">
            <text:p>0.010971022437919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1445" calcext:value-type="float">
            <text:p>0.1445</text:p>
          </table:table-cell>
          <table:table-cell office:value-type="float" office:value="0.8555" calcext:value-type="float">
            <text:p>0.8555</text:p>
          </table:table-cell>
          <table:table-cell office:value-type="float" office:value="0.00662746809372428" calcext:value-type="float">
            <text:p>0.0066274680937242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1858" calcext:value-type="float">
            <text:p>0.1858</text:p>
          </table:table-cell>
          <table:table-cell office:value-type="float" office:value="0.8142" calcext:value-type="float">
            <text:p>0.8142</text:p>
          </table:table-cell>
          <table:table-cell office:value-type="float" office:value="0.0109658560997306" calcext:value-type="float">
            <text:p>0.010965856099730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000750555349946514" calcext:value-type="float">
            <text:p>0.00075055534994651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9507" calcext:value-type="float">
            <text:p>0.9507</text:p>
          </table:table-cell>
          <table:table-cell office:value-type="float" office:value="0.00748398289682706" calcext:value-type="float">
            <text:p>0.007483982896827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0109710224379195" calcext:value-type="float">
            <text:p>0.010971022437919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1528" calcext:value-type="float">
            <text:p>0.1528</text:p>
          </table:table-cell>
          <table:table-cell office:value-type="float" office:value="0.8472" calcext:value-type="float">
            <text:p>0.8472</text:p>
          </table:table-cell>
          <table:table-cell office:value-type="float" office:value="0.00662746809372428" calcext:value-type="float">
            <text:p>0.0066274680937242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.1788" calcext:value-type="float">
            <text:p>0.1788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0109658560997306" calcext:value-type="float">
            <text:p>0.01096585609973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₹ </number:text>
      <number:number number:decimal-places="0" number:min-decimal-places="0" number:min-integer-digits="1" number:grouping="true"/>
    </number:number-style>
    <number:number-style style:name="N111">
      <number:text>₹ 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₹ 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₹ 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₹ </number:text>
      <number:number number:decimal-places="2" number:min-decimal-places="2" number:min-integer-digits="1" number:grouping="true"/>
    </number:number-style>
    <number:number-style style:name="N113">
      <number:text>₹ 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₹ 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₹ 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₹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₹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₹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₹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₹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₹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₹ </number:text>
      <number:number number:decimal-places="0" number:min-decimal-places="0" number:min-integer-digits="1" number:grouping="true"/>
    </number:number-style>
    <number:number-style style:name="N127">
      <number:text>₹ 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text>₹ 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₹ 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₹ </number:text>
      <number:number number:decimal-places="2" number:min-decimal-places="2" number:min-integer-digits="1" number:grouping="true"/>
    </number:number-style>
    <number:number-style style:name="N129">
      <number:text>₹ 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text>₹ </number:text>
      <number:number number:decimal-places="2" number:min-decimal-places="2" number:min-integer-digits="1" number:grouping="true"/>
    </number:number-style>
    <number:number-style style:name="N130">
      <style:text-properties fo:color="#ff0000"/>
      <number:text>₹ 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₹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₹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₹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₹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₹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₹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4T01:05:59.301000000</meta:creation-date>
    <dc:date>2023-05-24T01:08:47.561000000</dc:date>
    <meta:editing-duration>PT2M48S</meta:editing-duration>
    <meta:editing-cycles>1</meta:editing-cycles>
    <meta:document-statistic meta:table-count="1" meta:cell-count="64" meta:object-count="0"/>
    <meta:generator>LibreOffice/7.4.3.2$Windows_X86_64 LibreOffice_project/1048a8393ae2eeec98dff31b5c133c5f1d08b890</meta:generator>
  </office:meta>
</office:document-meta>
</file>